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fo:color="#cc0000" loext:opacity="100%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86289425" text:style-name="L1">
        <text:list-item>
          <text:p text:style-name="P1"><text:span text:style-name="Strong_20_Emphasis">Min-Max Scaling Function</text:span> (<text:span text:style-name="Source_20_Text">min_max_scaling</text:span>):</text:p>
          <text:list>
            <text:list-item>
              <text:p text:style-name="P2">This function scales the input data to a specified range (default range 0-1) or a custom range defined by <text:span text:style-name="Source_20_Text">new_min</text:span> and <text:span text:style-name="Source_20_Text">new_max</text:span> parameters.</text:p>
            </text:list-item>
            <text:list-item>
              <text:p text:style-name="P2">It calculates the minimum (<text:span text:style-name="Source_20_Text">min_val</text:span>) and maximum (<text:span text:style-name="Source_20_Text">max_val</text:span>) values from the input data using NumPy's <text:span text:style-name="Source_20_Text">np.min()</text:span> and <text:span text:style-name="Source_20_Text">np.max()</text:span> functions, respectively.</text:p>
            </text:list-item>
            <text:list-item>
              <text:p text:style-name="P2">The formula <text:span text:style-name="Source_20_Text">(data - min_val) * (new_max - new_min) / (max_val - min_val) + new_min</text:span> performs the scaling, where:</text:p>
              <text:list>
                <text:list-item>
                  <text:p text:style-name="P2"><text:span text:style-name="Source_20_Text">data</text:span> is the input data array.</text:p>
                </text:list-item>
                <text:list-item>
                  <text:p text:style-name="P2"><text:span text:style-name="Source_20_Text">new_min</text:span> and <text:span text:style-name="Source_20_Text">new_max</text:span> are the minimum and maximum values for the scaled range.</text:p>
                </text:list-item>
              </text:list>
            </text:list-item>
            <text:list-item>
              <text:p text:style-name="P2">The function returns the scaled data according to the specified range.</text:p>
            </text:list-item>
          </text:list>
        </text:list-item>
        <text:list-item>
          <text:p text:style-name="P1"><text:span text:style-name="Strong_20_Emphasis">Z-score Normalization Function</text:span> (<text:span text:style-name="Source_20_Text">z_score_normalization</text:span>):</text:p>
          <text:list>
            <text:list-item>
              <text:p text:style-name="P2">This function normalizes the input data using Z-score normalization, also known as standardization.</text:p>
            </text:list-item>
            <text:list-item>
              <text:p text:style-name="P2">It calculates the mean (<text:span text:style-name="Source_20_Text">mean</text:span>) and standard deviation (<text:span text:style-name="Source_20_Text">std_dev</text:span>) of the input data using NumPy's <text:span text:style-name="Source_20_Text">np.mean()</text:span> and <text:span text:style-name="Source_20_Text">np.std()</text:span> functions, respectively.</text:p>
            </text:list-item>
            <text:list-item>
              <text:p text:style-name="P2">The formula <text:span text:style-name="Source_20_Text">(data - mean) / std_dev</text:span> standardizes the data by subtracting the mean and dividing by the standard deviation.</text:p>
            </text:list-item>
            <text:list-item>
              <text:p text:style-name="P2">The function returns the normalized data based on the Z-score method.</text:p>
            </text:list-item>
          </text:list>
        </text:list-item>
        <text:list-item>
          <text:p text:style-name="P1"><text:span text:style-name="Strong_20_Emphasis">Input and Execution</text:span>:</text:p>
          <text:list>
            <text:list-item>
              <text:p text:style-name="P2">The script prompts the user to enter a list of numbers separated by spaces.</text:p>
            </text:list-item>
            <text:list-item>
              <text:p text:style-name="P2">It converts the input string into a list of floats (<text:span text:style-name="Source_20_Text">data_list</text:span>) using <text:span text:style-name="Source_20_Text">map()</text:span> and <text:span text:style-name="Source_20_Text">split()</text:span> functions and then converts it into a NumPy array (<text:span text:style-name="Source_20_Text">data</text:span>).</text:p>
            </text:list-item>
            <text:list-item>
              <text:p text:style-name="P2">It performs min-max scaling on the input data using the default range (0-1) and displays the scaled data.</text:p>
            </text:list-item>
            <text:list-item>
              <text:p text:style-name="P2">It prompts the user to input new minimum and maximum values for custom min-max scaling and displays the scaled data based on the custom range.</text:p>
            </text:list-item>
            <text:list-item>
              <text:p text:style-name="P1">Z-score normalization is applied to the input data, and the normalized values are displayed.</text:p>
            </text:list-item>
          </text:list>
        </text:list-item>
      </text:list>
      <text:h text:style-name="Heading_20_3" text:outline-level="3">Min-Max Scaling:</text:h>
      <text:p text:style-name="Text_20_body">Min-Max Scaling, also known as Min-Max Normalization, is a technique used to transform numerical features into a specific range, typically between 0 and 1 (or any desired range). The formula for Min-Max Scaling is:</text:p>
      <text:p text:style-name="P3">\text{Scaled value} = \frac{(X - \text{min}(X)) \times (\text{new_max} - \text{new_min})}{\text{max}(X) - \text{min}(X)} + \text{new_min}</text:p>
      <text:list xml:id="list1822091646" text:style-name="L2">
        <text:list-item>
          <text:p text:style-name="P4"><text:span text:style-name="Strong_20_Emphasis">Theory</text:span>:</text:p>
          <text:list>
            <text:list-item>
              <text:p text:style-name="P5">It linearly scales data within a specified range, ensuring that the minimum value becomes <text:span text:style-name="Source_20_Text">new_min</text:span> and the maximum value becomes <text:span text:style-name="Source_20_Text">new_max</text:span>.</text:p>
            </text:list-item>
            <text:list-item>
              <text:p text:style-name="P5">The transformation preserves the relationships between the data points but constrains them to the new range.</text:p>
            </text:list-item>
          </text:list>
        </text:list-item>
        <text:list-item>
          <text:p text:style-name="P4"><text:span text:style-name="Strong_20_Emphasis">Applications</text:span>:</text:p>
          <text:list>
            <text:list-item>
              <text:p text:style-name="P5"><text:soft-page-break/>Machine Learning: Preprocessing data for models that require features to fall within a specific range, such as neural networks, support vector machines, and algorithms sensitive to feature scaling.</text:p>
            </text:list-item>
            <text:list-item>
              <text:p text:style-name="P5">Image Processing: Scaling pixel values of images between 0 and 1 for better computational efficiency and easier handling.</text:p>
            </text:list-item>
            <text:list-item>
              <text:p text:style-name="P4">Financial Data: Normalizing stock prices, financial indicators, or economic data to fit within a specific range for comparative analysis.</text:p>
            </text:list-item>
          </text:list>
        </text:list-item>
      </text:list>
      <text:h text:style-name="Heading_20_3" text:outline-level="3">Z-score Normalization:</text:h>
      <text:p text:style-name="Text_20_body">Z-score Normalization, also known as Standardization, transforms data to have a mean of 0 and a standard deviation of 1. The formula for Z-score Normalization is:</text:p>
      <text:p text:style-name="P3">\text{Normalized value} = \frac{(X - \text{mean}(X))}{\text{std_dev}(X)}</text:p>
      <text:list xml:id="list3481464502" text:style-name="L3">
        <text:list-item>
          <text:p text:style-name="P6"><text:span text:style-name="Strong_20_Emphasis">Theory</text:span>:</text:p>
          <text:list>
            <text:list-item>
              <text:p text:style-name="P7">It standardizes data by centering it around its mean and scaling it by its standard deviation.</text:p>
            </text:list-item>
            <text:list-item>
              <text:p text:style-name="P7">The resulting distribution has a mean of 0 and a standard deviation of 1, making it easier to compare and analyze different datasets.</text:p>
            </text:list-item>
          </text:list>
        </text:list-item>
        <text:list-item>
          <text:p text:style-name="P6"><text:span text:style-name="Strong_20_Emphasis">Applications</text:span>:</text:p>
          <text:list>
            <text:list-item>
              <text:p text:style-name="P7">Statistical Analysis: Standardizing data to compare distributions, identify outliers, and perform hypothesis testing.</text:p>
            </text:list-item>
            <text:list-item>
              <text:p text:style-name="P7">Machine Learning: Preprocessing features to ensure they have a consistent scale, making algorithms less sensitive to different feature ranges.</text:p>
            </text:list-item>
            <text:list-item>
              <text:p text:style-name="P6">Data Exploration: Standardizing variables for visualizations or exploratory data analysis to better understand relationships between different attributes.</text:p>
            </text:list-item>
          </text:list>
        </text:list-item>
      </text:list>
      <text:h text:style-name="Heading_20_3" text:outline-level="3">Additional Information:</text:h>
      <text:list xml:id="list755201814" text:style-name="L4">
        <text:list-item>
          <text:p text:style-name="P9">Both techniques are used for feature scaling and are crucial preprocessing steps in data analysis and machine learning.</text:p>
        </text:list-item>
        <text:list-item>
          <text:p text:style-name="P9">Min-Max Scaling preserves the original distribution and scales data to a specified range, while Z-score Normalization centers the data around the mean and standardizes it.</text:p>
        </text:list-item>
        <text:list-item>
          <text:p text:style-name="P8">The choice between these methods depends on the characteristics of the dataset, the requirements of the algorithm being used, and the nature of the problem at hand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0:11:00.495749645</meta:creation-date>
    <dc:date>2023-12-07T10:12:41.201876500</dc:date>
    <meta:editing-duration>PT1M41S</meta:editing-duration>
    <meta:editing-cycles>1</meta:editing-cycles>
    <meta:document-statistic meta:table-count="0" meta:image-count="0" meta:object-count="0" meta:page-count="2" meta:paragraph-count="42" meta:word-count="648" meta:character-count="4192" meta:non-whitespace-character-count="3621"/>
    <meta:generator>LibreOffice/7.3.7.2$Linux_X86_64 LibreOffice_project/30$Build-2</meta:generator>
  </office:meta>
</office:document-meta>
</file>